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Sans" officeooo:rsid="000777db" officeooo:paragraph-rsid="000777db"/>
    </style:style>
    <style:style style:name="P2" style:family="paragraph" style:parent-style-name="Standard">
      <style:paragraph-properties fo:text-align="justify" style:justify-single-word="false"/>
      <style:text-properties style:font-name="FreeSans" officeooo:rsid="000777db" officeooo:paragraph-rsid="00084692"/>
    </style:style>
    <style:style style:name="P3" style:family="paragraph" style:parent-style-name="Standard">
      <style:paragraph-properties fo:text-align="justify" style:justify-single-word="false"/>
      <style:text-properties style:font-name="FreeSans" officeooo:rsid="000777db" officeooo:paragraph-rsid="000976d6"/>
    </style:style>
    <style:style style:name="P4" style:family="paragraph" style:parent-style-name="Standard">
      <style:text-properties style:font-name="FreeSans" officeooo:rsid="000777db" officeooo:paragraph-rsid="000777db"/>
    </style:style>
    <style:style style:name="P5" style:family="paragraph" style:parent-style-name="Standard">
      <style:text-properties style:font-name="FreeSans" officeooo:rsid="000777db" officeooo:paragraph-rsid="00084692"/>
    </style:style>
    <style:style style:name="P6" style:family="paragraph" style:parent-style-name="Standard">
      <style:paragraph-properties fo:text-align="justify" style:justify-single-word="false"/>
      <style:text-properties style:font-name="FreeSans" officeooo:paragraph-rsid="000777db"/>
    </style:style>
    <style:style style:name="P7" style:family="paragraph" style:parent-style-name="Heading_20_1">
      <style:text-properties style:font-name="FreeSans"/>
    </style:style>
    <style:style style:name="T1" style:family="text">
      <style:text-properties officeooo:rsid="000777db"/>
    </style:style>
    <style:style style:name="T2" style:family="text">
      <style:text-properties fo:font-weight="normal"/>
    </style:style>
    <style:style style:name="T3" style:family="text">
      <style:text-properties fo:font-weight="normal" officeooo:rsid="000777db"/>
    </style:style>
    <style:style style:name="T4" style:family="text">
      <style:text-properties fo:font-weight="normal" officeooo:rsid="000976d6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084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Регламент игры FreeHackQuest 2017 (FHQ2017)</text:h>
      <text:h text:style-name="P7" text:outline-level="1">Игра</text:h>
      <text:p text:style-name="P1">Игра представляет собой <text:span text:style-name="T6">внутри вузовские</text:span> соревнования в области информационной безопасности. Игра проводится в целях популяризации CTF-движения и поиска людей для набора в команду. Игра проводится в формате jeopardy (task-based). Игра направлена на студенческую аудиторию, но доступ открыт всем желающим.</text:p>
      <text:h text:style-name="P7" text:outline-level="1">Организаторы</text:h>
      <text:p text:style-name="P6"><text:span text:style-name="T1">Организаторами игры FHQ2017 являются </text:span><text:span text:style-name="T2">SharLike CTF Team </text:span><text:span text:style-name="T3">(г. Барнаул)</text:span><text:span text:style-name="T1">, Keva Team (г. Томск) и другие вузовские команды, желающие участвовать в организации. Команда, желающая присоединиться к организации игры, должна написать на электронный почтовый ящик freehackquest@gmail.com</text:span></text:p>
      <text:h text:style-name="P7" text:outline-level="1">Подготовка</text:h>
      <text:p text:style-name="P3">Команда, присоединившаяся к организации, должна разместить информацию о проведении игры в своем ВУЗе: на доске объявлений и любыми другими способами в указанные сроки, а также организовать разбор заданий не позднее указанного срока (авторские решения заданий будут предоставлены по запросу после окончания игры). Ответственный за разработку дизайна объявления и диплома: <text:span text:style-name="T2">SharLike CTF Team <text:s/></text:span><text:span text:style-name="T4">и </text:span>FreeHackQuest Team<text:span text:style-name="T5">.</text:span> Подготовка заданий к игре проводится совместными усилиями сторон, заинтересованных в проведении данной игры.</text:p>
      <text:p text:style-name="P4"/>
      <text:p text:style-name="P2">Программное обеспечение и техническое исполнение берет на себя команда <text:span text:style-name="T6">Keva Team (Ответственный Дмитрий Муковкин)</text:span>. Ответственны<text:span text:style-name="T6">е</text:span> за разработку сайта мероприятия — <text:span text:style-name="T6">Попов Андрей и Ельников Алексей</text:span> (<text:span text:style-name="T2">SharLike CTF Team</text:span>). Обсуждение подготовки заданий происходит через месс<text:span text:style-name="T6">е</text:span>нджер Telegram. Список готовых и планируемых заданий представлен в документе Google Docs. Ссылка на данный документ предоставляется <text:span text:style-name="T6">товарищам</text:span> изъявившим желание участвовать в организации FHQ2017.</text:p>
      <text:p text:style-name="P1"/>
      <text:p text:style-name="P1">Файлы и описание заданий, а также авторское решение хранятся в закрытом репозитории. Ответственный за работу репозитория FreeHackQuest Team.</text:p>
      <text:h text:style-name="P7" text:outline-level="1">Сроки</text:h>
      <text:p text:style-name="P1">Объявление о проведении игры расположить в ВУЗе(ах) не позднее <text:span text:style-name="T6">15</text:span>.09.201<text:span text:style-name="T6">7</text:span>. Игра проводится с <text:span text:style-name="T6">09</text:span>.<text:span text:style-name="T6">10</text:span>.201<text:span text:style-name="T6">7</text:span> по <text:span text:style-name="T6">15</text:span>.<text:span text:style-name="T6">10</text:span>.201<text:span text:style-name="T6">7</text:span> (с понедельника по воскресенье включительно). Разбор заданий предлагается проводить в срок не позднее одной недели с даты окончания игры. Разбор заданий проводится очно в каждом ВУЗе. За организацию отвечает местная CTF<text:span text:style-name="T6">-</text:span>команда или человек, заинтересованный в создании вузовской CTF<text:span text:style-name="T6">-</text:span>команды.</text:p>
      <text:p text:style-name="P5"/>
      <text:p text:style-name="P5">Дата создания регламента: <text:span text:style-name="T6">22</text:span>.0<text:span text:style-name="T6">8</text:span>.201<text:span text:style-name="T6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2:50:22.595116604</meta:creation-date>
    <dc:date>2017-08-22T23:10:38.137263256</dc:date>
    <meta:editing-duration>PT10M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2" meta:word-count="282" meta:character-count="2221" meta:non-whitespace-character-count="1949"/>
  </office:meta>
</office:document-meta>
</file>